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ustdata</text:p>
          </table:table-cell>
          <table:table-cell office:value-type="string" calcext:value-type="string">
            <text:p><text:span text:style-name="T1">USERS</text:span> – 10</text:p>
          </table:table-cell>
          <table:table-cell office:value-type="string" calcext:value-type="string">
            <text:p>USER_INDEX (*)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ustdata_users.csv</text:p>
          </table:table-cell>
          <table:table-cell office:value-type="string" calcext:value-type="string">
            <text:p>user_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R_CODE (*)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user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R_NAME_FIRST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user_name_f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R_NAME_LAST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user_name_l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ALES</text:span> – 209878</text:p>
          </table:table-cell>
          <table:table-cell office:value-type="string" calcext:value-type="string">
            <text:p>INVOICE# (*)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ustdata_sales.csv</text:p>
          </table:table-cell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ub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ub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X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tax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tax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ANCE_DU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balance_du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balance_due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_TO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old_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M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ter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hippi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hipping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Y_CON_BAL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apply_con_b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VOICE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eturn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eturn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es_total_sub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ales_total_sub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ales_total_sub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h_returns_sub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ash_returns_sub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ash_returns_sub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returns_sub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sub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sub_nor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_returns_notax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notax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notax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DateTime; Format: General Date; Required: No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the_dat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the_date_posix</text:p>
          </table:table-cell>
          <table:table-cell office:value-type="string" calcext:value-type="string">
            <text:p>as.POSIXct from ‘the 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discount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discount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_discount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discou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discount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befor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befor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before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after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fter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fter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/>
          <table:table-cell office:value-type="string" calcext:value-type="string">
            <text:p>Maillist Profiles – 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ustdata_maillist_profiles.csv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l List Profile (*)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mail_list_pro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 I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 Adde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add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added_posix</text:p>
          </table:table-cell>
          <table:table-cell office:value-type="string" calcext:value-type="string">
            <text:p>as.POSIXct from ‘date_adde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Nam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ip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z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T_DATE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start_dat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start_date_posix</text:p>
          </table:table-cell>
          <table:table-cell office:value-type="string" calcext:value-type="string">
            <text:p>as.POSIXct from ‘start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_DATE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end_dat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end_date_posix</text:p>
          </table:table-cell>
          <table:table-cell office:value-type="string" calcext:value-type="string">
            <text:p>as.POSIXct from ‘end_date’</text:p>
          </table:table-cell>
        </table:table-row>
        <table:table-row table:style-name="ro1">
          <table:table-cell/>
          <table:table-cell office:value-type="string" calcext:value-type="string">
            <text:p>HOLD – 1</text:p>
          </table:table-cell>
          <table:table-cell office:value-type="string" calcext:value-type="string">
            <text:p>LAST_INDEX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ustdata_hold.csv</text:p>
          </table:table-cell>
          <table:table-cell office:value-type="string" calcext:value-type="string">
            <text:p>last_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_INVOIC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last_invo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CUSTOMERS_FINANCE</text:span> – 8793</text:p>
          </table:table-cell>
          <table:table-cell office:value-type="string" calcext:value-type="string">
            <text:p>INDEX (*)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ustdata_customers_finance.csv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 NO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ount Balan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ccount_bal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BALRUNINGTOTAL11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cc_bal_running_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Customers</text:span> – 881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ustdata_customers.csv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 ID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ustomer_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 Adde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add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added_posix</text:p>
          </table:table-cell>
          <table:table-cell office:value-type="string" calcext:value-type="string">
            <text:p>as.POSIXct from ‘date_adde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Nam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first_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 Nam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ddle I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middle_init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eet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pt No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apt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ip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z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x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t Phon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alt_ph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rthday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birthday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birthday_posix</text:p>
          </table:table-cell>
          <table:table-cell office:value-type="string" calcext:value-type="string">
            <text:p>as.POSIXct from ‘birthday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ling list</text:p>
          </table:table-cell>
          <table:table-cell office:value-type="string" calcext:value-type="string">
            <text:p>Boolean; Required: Yes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mailing_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of children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no_of_child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 stat1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other_stat_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 stat2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other_stat_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 stat3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other_stat_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 stat4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other_stat_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 stat5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other_stat_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 update to cust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last_updat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last_update_posix</text:p>
          </table:table-cell>
          <table:table-cell office:value-type="string" calcext:value-type="string">
            <text:p>as.POSIXct from ‘last_update’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nwa</text:span> – 1904</text:p>
          </table:table-cell>
          <table:table-cell office:value-type="string" calcext:value-type="string">
            <text:p>CUSTOMER NO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ustdata_cnwa.csv</text:p>
          </table:table-cell>
          <table:table-cell office:value-type="string" calcext:value-type="string">
            <text:p>customer_no</text:p>
          </table:table-cell>
          <table:table-cell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<text:span text:style-name="T1">PRODUCTSBU04OLDER</text:span> – 29223</text:p>
          </table:table-cell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roduct_productsbu04older.cs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_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in_posix</text:p>
          </table:table-cell>
          <table:table-cell office:value-type="string" calcext:value-type="string">
            <text:p>as.POSIXct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: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_scancod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product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Sold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ustomer_no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PP_PRESETS</text:span> – 279</text:p>
          </table:table-cell>
          <table:table-cell office:value-type="string" calcext:value-type="string">
            <text:p>Index (*)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roduct_pp_presets.csv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t_Nam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reset_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ndition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iz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_DESCRIPTIONS – 4</text:p>
          </table:table-cell>
          <table:table-cell office:value-type="string" calcext:value-type="string">
            <text:p>ID (*)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roduct_pp_descriptions.csv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_CATEGORIES – 5</text:p>
          </table:table-cell>
          <table:table-cell office:value-type="string" calcext:value-type="string">
            <text:p>ID (*)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roduct_pp_categories.csv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_code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_description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_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PP_ACTIVE_PRODUCTS</text:span> – 147563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roduct_pp_active_products.csv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ity</text:p>
          </table:table-cell>
          <table:table-cell office:value-type="string" calcext:value-type="string">
            <text:p>Long Integer; Size: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ity_sold_latest</text:p>
          </table:table-cell>
          <table:table-cell office:value-type="string" calcext:value-type="string">
            <text:p>Long Integer; Size: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_sold_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product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produ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Sold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ick_Scancode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quick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_scancode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roduct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: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_CODE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ndition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CODE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iz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: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_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in_posix</text:p>
          </table:table-cell>
          <table:table-cell office:value-type="string" calcext:value-type="string">
            <text:p>as.POSIXct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_sol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sol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sold_posix</text:p>
          </table:table-cell>
          <table:table-cell office:value-type="string" calcext:value-type="string">
            <text:p>as.POSIXct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_norm</text:p>
          </table:table-cell>
          <table:table-cell office:value-type="string" calcext:value-type="string">
            <text:p>Normalize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UCTION</text:p>
          </table:table-cell>
          <table:table-cell office:value-type="string" calcext:value-type="string">
            <text:p>Integer; Size: 2; Decimal places: 255; Required: No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#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pric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ale_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item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sale_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_Returned</text:p>
          </table:table-cell>
          <table:table-cell office:value-type="string" calcext:value-type="string">
            <text:p>Long Integer; Size: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no_retur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_Applied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ctive back-up 3600</text:span> – 17941</text:p>
          </table:table-cell>
          <table:table-cell office:value-type="string" calcext:value-type="string">
            <text:p>Index (*)</text:p>
          </table:table-cell>
          <table:table-cell office:value-type="string" calcext:value-type="string">
            <text:p>Long integer; Size: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roduct_active_back_up_3600.csv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ity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ity_sold_latest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_sold_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product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produ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ick_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quick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_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roduct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ndition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iz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_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in_posix</text:p>
          </table:table-cell>
          <table:table-cell office:value-type="string" calcext:value-type="string">
            <text:p>as.POSIXct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_sol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sol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sold_posix</text:p>
          </table:table-cell>
          <table:table-cell office:value-type="string" calcext:value-type="string">
            <text:p>as.POSIXct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_norm</text:p>
          </table:table-cell>
          <table:table-cell office:value-type="string" calcext:value-type="string">
            <text:p>Normalize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UCTION</text:p>
          </table:table-cell>
          <table:table-cell office:value-type="string" calcext:value-type="string">
            <text:p>Integer; Size: 2; Decimal places: 255; Required: No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#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pric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ale_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item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sale_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_Returned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no_retur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_Applied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Transaction types – 6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sales_transaction_types.csv</text:p>
          </table:table-cell>
          <table:table-cell office:value-type="string" calcext:value-type="string">
            <text:p>transaction_typ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 SALES TAX – 3</text:p>
          </table:table-cell>
          <table:table-cell office:value-type="string" calcext:value-type="string">
            <text:p>ID (*)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ales_state_sales_tax.csv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s TAX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ales_ta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ALES</text:span> – 210819</text:p>
          </table:table-cell>
          <table:table-cell office:value-type="string" calcext:value-type="string">
            <text:p>INVOICE# (*)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sales_sales.csv</text:p>
          </table:table-cell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ub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ub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X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tax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tax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ANCE_DU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balance_du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balance_due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_TO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old_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M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ter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hippi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hipping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Y_CON_BAL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apply_con_b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VOICE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eturn_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eturn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es_total_sub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ales_total_sub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ales_total_sub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h_returns_sub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ash_returns_sub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ash_returns_sub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returns_sub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sub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sub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returns_notax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notax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returns_notax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DateTime; Format: General Date; Required: No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the_dat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the_date_posix</text:p>
          </table:table-cell>
          <table:table-cell office:value-type="string" calcext:value-type="string">
            <text:p>as.POSIXct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_TOTAL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discount_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discount_total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_discount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discou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invoice_discount_norm</text:p>
          </table:table-cell>
          <table:table-cell table:style-name="ce1"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befor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befor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before_norm</text:p>
          </table:table-cell>
          <table:table-cell table:style-name="ce1"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_after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fter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fter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P_SOLDPROD2008</text:span> – 7658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ales_pp_soldprod2008.csv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ity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ity_sold_latest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quantity_sold_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product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ustomer_no_produ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Sold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ustomer_no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ick_Scancod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quick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_scancod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product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_COD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ondition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COD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siz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_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in_posix</text:p>
          </table:table-cell>
          <table:table-cell office:value-type="string" calcext:value-type="string">
            <text:p>as.POSIXct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_sol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sol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sold_posix</text:p>
          </table:table-cell>
          <table:table-cell office:value-type="string" calcext:value-type="string">
            <text:p>as.POSIXct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_sold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lerk_id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oolean; Required: Yes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_norm</text:p>
          </table:table-cell>
          <table:table-cell office:value-type="string" calcext:value-type="string">
            <text:p>Normalize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UCTION</text:p>
          </table:table-cell>
          <table:table-cell office:value-type="string" calcext:value-type="string">
            <text:p>Integer; Size: 2; Required: No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#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Boolean; Required: Yes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price</text:p>
          </table:table-cell>
          <table:table-cell office:value-type="string" calcext:value-type="string">
            <text:p>Text; Required: No; Allow zero length: No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sale_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item</text:p>
          </table:table-cell>
          <table:table-cell office:value-type="string" calcext:value-type="string">
            <text:p>Boolean; Required: Yes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sale_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_Returned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no_retur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_Applied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_norm</text:p>
          </table:table-cell>
          <table:table-cell table:style-name="ce1" office:value-type="string" calcext:value-type="string">
            <text:p>Normalize from ‘date_sold’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P_SOLD_PRODUCTS</text:span> – 53802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sales_pp_sold_products.csv</text:p>
          </table:table-cell>
          <table:table-cell office:value-type="string" calcext:value-type="string">
            <text:p>index</text:p>
          </table:table-cell>
          <table:table-cell table:style-name="ce1"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ity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ity_sold_latest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_sold_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product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produ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ick_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quick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_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roduct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ndition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iz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_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in_posix</text:p>
          </table:table-cell>
          <table:table-cell office:value-type="string" calcext:value-type="string">
            <text:p>as.POSIXct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_sol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sol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sold_posix</text:p>
          </table:table-cell>
          <table:table-cell office:value-type="string" calcext:value-type="string">
            <text:p>as.POSIXct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_norm</text:p>
          </table:table-cell>
          <table:table-cell office:value-type="string" calcext:value-type="string">
            <text:p>Normalize from ‘date_in’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UCTION</text:p>
          </table:table-cell>
          <table:table-cell office:value-type="string" calcext:value-type="string">
            <text:p>Integer; Size: 2; Decimal places: 255; Required: No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#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pric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ale_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item</text:p>
          </table:table-cell>
          <table:table-cell office:value-type="string" calcext:value-type="string">
            <text:p>Boolean; Format: Yes/No; Required: Yes</text:p>
          </table:table-cell>
          <table:table-cell table:number-columns-repeated="2"/>
          <table:table-cell office:value-type="string" calcext:value-type="string">
            <text:p>sale_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_Returned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no_retur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_Applied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/>
          <table:table-cell office:value-type="string" calcext:value-type="string">
            <text:p>PP_RETURNED_PRODUCTS –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sales_pp_returned_products.csv</text:p>
          </table:table-cell>
          <table:table-cell office:value-type="string" calcext:value-type="string">
            <text:p>index</text:p>
          </table:table-cell>
          <table:table-cell table:style-name="ce1"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ity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ity_sold_latest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quantity_sold_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product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produ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_No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ick_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quick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_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roduct_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_CODE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typ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ndition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ize_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_De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p_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_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in_posix</text:p>
          </table:table-cell>
          <table:table-cell office:value-type="string" calcext:value-type="string">
            <text:p>as.POSIXct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_sol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date_sol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date_sold_posix</text:p>
          </table:table-cell>
          <table:table-cell office:value-type="string" calcext:value-type="string">
            <text:p>as.POSIXct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_sol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s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agori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list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listprice_norm</text:p>
          </table:table-cell>
          <table:table-cell office:value-type="string" calcext:value-type="string">
            <text:p>Normalize from ‘date_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UCTION</text:p>
          </table:table-cell>
          <table:table-cell office:value-type="string" calcext:value-type="string">
            <text:p>Integer; Size: 2; Decimal places: 255; Required: No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edu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pri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soldpri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soldprice_norm</text:p>
          </table:table-cell>
          <table:table-cell table:style-name="ce1" office:value-type="string" calcext:value-type="string">
            <text:p>Normalize from ‘date_sold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ice#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invoice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pric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ale_pr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e_item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sale_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_Returned</text:p>
          </table:table-cell>
          <table:table-cell office:value-type="string" calcext:value-type="string">
            <text:p>Long Integer; Size 4; Decimal places: 255; Required: N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no_retur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_Applied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credit_applied_norm</text:p>
          </table:table-cell>
          <table:table-cell office:value-type="string" calcext:value-type="string">
            <text:p>Normalize from ‘date_sold’</text:p>
          </table:table-cell>
        </table:table-row>
        <table:table-row table:style-name="ro1">
          <table:table-cell/>
          <table:table-cell office:value-type="string" calcext:value-type="string">
            <text:p>GIFT_CIRT – 0</text:p>
          </table:table-cell>
          <table:table-cell office:value-type="string" calcext:value-type="string">
            <text:p>ID (*)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ales_gift_cert.csv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RT_NO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ert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D_TO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old_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mou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mount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ED_BALANCE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pplied_balan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pplied_balance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_COLLECTED</text:p>
          </table:table-cell>
          <table:table-cell office:value-type="string" calcext:value-type="string">
            <text:p>Currency; Size: 8; Required: No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mount_collecte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amount_collected_norm</text:p>
          </table:table-cell>
          <table:table-cell office:value-type="string" calcext:value-type="string">
            <text:p>Normalize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the_dat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the_date_posix</text:p>
          </table:table-cell>
          <table:table-cell office:value-type="string" calcext:value-type="string">
            <text:p>as.POSIXct from ‘the_date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NATION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donation</text:p>
          </table:table-cell>
          <table:table-cell/>
        </table:table-row>
        <table:table-row table:style-name="ro1">
          <table:table-cell office:value-type="string" calcext:value-type="string">
            <text:p>Scandata</text:p>
          </table:table-cell>
          <table:table-cell office:value-type="string" calcext:value-type="string">
            <text:p><text:span text:style-name="T1">CC_DISCRIPTIONS</text:span> – 19</text:p>
          </table:table-cell>
          <table:table-cell office:value-type="string" calcext:value-type="string">
            <text:p>ID (*)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candata_cc_descriptions.csv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CC_CON CHECK IN</text:span> – 106303</text:p>
          </table:table-cell>
          <table:table-cell office:value-type="string" calcext:value-type="string">
            <text:p>Index (*)</text:p>
          </table:table-cell>
          <table:table-cell office:value-type="string" calcext:value-type="string">
            <text:p>Long Integer; Size 4; Required: N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candata_cc_con_check_in.csv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export with ‘|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mer_No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ustomer_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code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scan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in_posix</text:p>
          </table:table-cell>
          <table:table-cell office:value-type="string" calcext:value-type="string">
            <text:p>as.POSIXct from ‘i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out_posix</text:p>
          </table:table-cell>
          <table:table-cell office:value-type="string" calcext:value-type="string">
            <text:p>as.POSIXct from ‘out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rk_ID_In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ified</text:p>
          </table:table-cell>
          <table:table-cell office:value-type="string" calcext:value-type="string">
            <text:p>DateTime; Size: 8; Required: No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verifi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rk_ID_out</text:p>
          </table:table-cell>
          <table:table-cell office:value-type="string" calcext:value-type="string">
            <text:p>Text; Required: No; Allow zero length: Ye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lerk_id_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</text:p>
          </table:table-cell>
          <table:table-cell office:value-type="string" calcext:value-type="string">
            <text:p>Boolean; Format: Yes/No; Required: Yes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vo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5:24:41.785787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1:33:33.058885481</meta:creation-date>
    <dc:date>2018-02-22T15:28:33.372920281</dc:date>
    <meta:editing-duration>PT5H40M39S</meta:editing-duration>
    <meta:editing-cycles>48</meta:editing-cycles>
    <meta:generator>LibreOffice/5.1.6.2$Linux_X86_64 LibreOffice_project/10m0$Build-2</meta:generator>
    <dc:description>Currency formats are universally $#,##0.00;($#,##0.00)
</dc:description>
    <dc:subject>Legacy Sales Data for Kids on 45th</dc:subject>
    <dc:title>Legacy Sales Data</dc:title>
    <meta:document-statistic meta:table-count="1" meta:cell-count="1503" meta:object-count="0"/>
  </office:meta>
</office:document-meta>
</file>